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D2-E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3-E3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4-E4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5-E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6-E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7-E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8-E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9-E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0-E1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1-E1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12-E1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3-E1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4-E1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5-E1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16-E1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7-E1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8-E1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msoxl:=D19-E1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0-E2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1-E2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2-E2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3-E2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4-E24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5-E25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6-E26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7-E27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30-E30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31-E31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38" table:formula="msoxl:=SUM(E2:E31)" table:style-name="ce1">
            <text:p>38</text:p>
          </table:table-cell>
          <table:table-cell office:value-type="float" office:value="10" table:formula="msoxl:=D32-E32" table:style-name="ce1">
            <text:p>10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1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wood table</text:p>
          </table:table-cell>
          <table:table-cell office:value-type="string" table:style-name="ce1">
            <text:p>1x 630mm*3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45" table:style-name="ce1">
            <text:p>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51" table:style-name="ce1">
            <text:p>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15x 10mm</text:p>
          </table:table-cell>
          <table:table-cell office:value-type="string" table:style-name="ce1">
            <text:p>3x 25mm</text:p>
          </table:table-cell>
          <table:table-cell office:value-type="string" table:style-name="ce1">
            <text:p>1x 20mm<text:s/></text:p>
          </table:table-cell>
          <table:table-cell office:value-type="string" table:style-name="ce1">
            <text:p>2x 23mm</text:p>
          </table:table-cell>
          <table:table-cell office:value-type="string" table:style-name="ce4">
            <text:p>4x 35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4 threaded rod</text:p>
          </table:table-cell>
          <table:table-cell office:value-type="string" table:style-name="ce4">
            <text:p>4x 150mm</text:p>
          </table:table-cell>
          <table:table-cell office:value-type="string" table:style-name="ce4">
            <text:p>4x 135mm</text:p>
          </table:table-cell>
          <table:table-cell office:value-type="string" table:style-name="ce4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nut</text:p>
          </table:table-cell>
          <table:table-cell office:value-type="float" office:value="25" table:style-name="ce4">
            <text:p>25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M4 washer</text:p>
          </table:table-cell>
          <table:table-cell office:value-type="float" office:value="20" table:style-name="ce4">
            <text:p>20</text:p>
          </table:table-cell>
          <table:table-cell table:number-columns-repeated="2" table:style-name="ce5"/>
          <table:table-cell table:number-columns-repeated="16380"/>
        </table:table-row>
        <table:table-row table:style-name="ro1">
          <table:table-cell office:value-type="string" table:style-name="ce1">
            <text:p>M4 screw</text:p>
          </table:table-cell>
          <table:table-cell office:value-type="string" table:style-name="ce1">
            <text:p>1x 24mm</text:p>
          </table:table-cell>
          <table:table-cell office:value-type="string" table:style-name="ce1">
            <text:p>4x 32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 5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string" table:style-name="ce1">
            <text:p>2x 150mm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rint_Parts.B1:Print_Parts.F31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4-10T12:43:05Z</dc:date>
  </office:meta>
</office:document-meta>
</file>